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3.923cm" svg:y="2.066cm">
            <draw:object draw:notify-on-update-of-ranges="Feuille1.A1:Feuille1.A30 Feuille1.C1:Feuille1.C30 Feuille1.A1:Feuille1.A30 Feuille1.D1:Feuille1.D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9.29" calcext:value-type="float">
            <text:p>9,29</text:p>
          </table:table-cell>
          <table:table-cell table:formula="of:=[.B1]-10" office:value-type="float" office:value="-0.710000000000001" calcext:value-type="float">
            <text:p>-0,71</text:p>
          </table:table-cell>
          <table:table-cell table:formula="of:=-EXP([.A1]*[.$G$1])+1" office:value-type="float" office:value="-0.169995613900914" calcext:value-type="float">
            <text:p>-0,1699956139</text:p>
          </table:table-cell>
          <table:table-cell table:number-columns-repeated="2"/>
          <table:table-cell office:value-type="float" office:value="15.7" calcext:value-type="float">
            <text:p>15,7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10.227" calcext:value-type="float">
            <text:p>10,227</text:p>
          </table:table-cell>
          <table:table-cell table:formula="of:=[.B2]-10" office:value-type="float" office:value="0.227" calcext:value-type="float">
            <text:p>0,227</text:p>
          </table:table-cell>
          <table:table-cell table:formula="of:=-EXP([.A2]*[.$G$1])+1" office:value-type="float" office:value="-0.368889736547376" calcext:value-type="float">
            <text:p>-0,3688897365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10.242" calcext:value-type="float">
            <text:p>10,242</text:p>
          </table:table-cell>
          <table:table-cell table:formula="of:=[.B3]-10" office:value-type="float" office:value="0.242000000000001" calcext:value-type="float">
            <text:p>0,242</text:p>
          </table:table-cell>
          <table:table-cell table:formula="of:=-EXP([.A3]*[.$G$1])+1" office:value-type="float" office:value="-0.601594987674406" calcext:value-type="float">
            <text:p>-0,6015949877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10.3" calcext:value-type="float">
            <text:p>10,3</text:p>
          </table:table-cell>
          <table:table-cell table:formula="of:=[.B4]-10" office:value-type="float" office:value="0.300000000000001" calcext:value-type="float">
            <text:p>0,3</text:p>
          </table:table-cell>
          <table:table-cell table:formula="of:=-EXP([.A4]*[.$G$1])+1" office:value-type="float" office:value="-0.873859110824744" calcext:value-type="float">
            <text:p>-0,8738591108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9.127" calcext:value-type="float">
            <text:p>9,127</text:p>
          </table:table-cell>
          <table:table-cell table:formula="of:=[.B5]-10" office:value-type="float" office:value="-0.872999999999999" calcext:value-type="float">
            <text:p>-0,873</text:p>
          </table:table-cell>
          <table:table-cell table:formula="of:=-EXP([.A5]*[.$G$1])+1" office:value-type="float" office:value="-1.19240694073322" calcext:value-type="float">
            <text:p>-1,1924069407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9.5" calcext:value-type="float">
            <text:p>9,5</text:p>
          </table:table-cell>
          <table:table-cell table:formula="of:=[.B6]-10" office:value-type="float" office:value="-0.5" calcext:value-type="float">
            <text:p>-0,5</text:p>
          </table:table-cell>
          <table:table-cell table:formula="of:=-EXP([.A6]*[.$G$1])+1" office:value-type="float" office:value="-1.56510650454378" calcext:value-type="float">
            <text:p>-1,5651065045</text:p>
          </table:table-cell>
          <table:table-cell table:number-columns-repeated="3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9.2" calcext:value-type="float">
            <text:p>9,2</text:p>
          </table:table-cell>
          <table:table-cell table:formula="of:=[.B7]-10" office:value-type="float" office:value="-0.800000000000001" calcext:value-type="float">
            <text:p>-0,8</text:p>
          </table:table-cell>
          <table:table-cell table:formula="of:=-EXP([.A7]*[.$G$1])+1" office:value-type="float" office:value="-2.00116335950493" calcext:value-type="float">
            <text:p>-2,0011633595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9.254" calcext:value-type="float">
            <text:p>9,254</text:p>
          </table:table-cell>
          <table:table-cell table:formula="of:=[.B8]-10" office:value-type="float" office:value="-0.746" calcext:value-type="float">
            <text:p>-0,746</text:p>
          </table:table-cell>
          <table:table-cell table:formula="of:=-EXP([.A8]*[.$G$1])+1" office:value-type="float" office:value="-2.5113479672209" calcext:value-type="float">
            <text:p>-2,5113479672</text:p>
          </table:table-cell>
          <table:table-cell table:number-columns-repeated="3"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8.225" calcext:value-type="float">
            <text:p>8,225</text:p>
          </table:table-cell>
          <table:table-cell table:formula="of:=[.B9]-10" office:value-type="float" office:value="-1.775" calcext:value-type="float">
            <text:p>-1,775</text:p>
          </table:table-cell>
          <table:table-cell table:formula="of:=-EXP([.A9]*[.$G$1])+1" office:value-type="float" office:value="-3.10826172052834" calcext:value-type="float">
            <text:p>-3,10826172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.225" calcext:value-type="float">
            <text:p>7,225</text:p>
          </table:table-cell>
          <table:table-cell table:formula="of:=[.B10]-10" office:value-type="float" office:value="-2.775" calcext:value-type="float">
            <text:p>-2,775</text:p>
          </table:table-cell>
          <table:table-cell table:formula="of:=-EXP([.A10]*[.$G$1])+1" office:value-type="float" office:value="-3.80664819377518" calcext:value-type="float">
            <text:p>-3,8066481938</text:p>
          </table:table-cell>
          <table:table-cell table:number-columns-repeated="3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6.183" calcext:value-type="float">
            <text:p>6,183</text:p>
          </table:table-cell>
          <table:table-cell table:formula="of:=[.B11]-10" office:value-type="float" office:value="-3.817" calcext:value-type="float">
            <text:p>-3,817</text:p>
          </table:table-cell>
          <table:table-cell table:formula="of:=-EXP([.A11]*[.$G$1])+1" office:value-type="float" office:value="-4.62375730428171" calcext:value-type="float">
            <text:p>-4,6237573043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5.141" calcext:value-type="float">
            <text:p>5,141</text:p>
          </table:table-cell>
          <table:table-cell table:formula="of:=[.B12]-10" office:value-type="float" office:value="-4.859" calcext:value-type="float">
            <text:p>-4,859</text:p>
          </table:table-cell>
          <table:table-cell table:formula="of:=-EXP([.A12]*[.$G$1])+1" office:value-type="float" office:value="-5.57977137965282" calcext:value-type="float">
            <text:p>-5,5797713797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4.32" calcext:value-type="float">
            <text:p>4,32</text:p>
          </table:table-cell>
          <table:table-cell table:formula="of:=[.B13]-10" office:value-type="float" office:value="-5.68" calcext:value-type="float">
            <text:p>-5,68</text:p>
          </table:table-cell>
          <table:table-cell table:formula="of:=-EXP([.A13]*[.$G$1])+1" office:value-type="float" office:value="-6.69830365466456" calcext:value-type="float">
            <text:p>-6,6983036547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2.12" calcext:value-type="float">
            <text:p>2,12</text:p>
          </table:table-cell>
          <table:table-cell table:formula="of:=[.B14]-10" office:value-type="float" office:value="-7.88" calcext:value-type="float">
            <text:p>-7,88</text:p>
          </table:table-cell>
          <table:table-cell table:formula="of:=-EXP([.A14]*[.$G$1])+1" office:value-type="float" office:value="-8.00698151043491" calcext:value-type="float">
            <text:p>-8,0069815104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94" calcext:value-type="float">
            <text:p>0,94</text:p>
          </table:table-cell>
          <table:table-cell table:formula="of:=[.B15]-10" office:value-type="float" office:value="-9.06" calcext:value-type="float">
            <text:p>-9,06</text:p>
          </table:table-cell>
          <table:table-cell table:formula="of:=-EXP([.A15]*[.$G$1])+1" office:value-type="float" office:value="-9.53812886169548" calcext:value-type="float">
            <text:p>-9,5381288617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-1.155" calcext:value-type="float">
            <text:p>-1,155</text:p>
          </table:table-cell>
          <table:table-cell table:formula="of:=[.B16]-10" office:value-type="float" office:value="-11.155" calcext:value-type="float">
            <text:p>-11,155</text:p>
          </table:table-cell>
          <table:table-cell table:formula="of:=-EXP([.A16]*[.$G$1])+1" office:value-type="float" office:value="-11.3295645469063" calcext:value-type="float">
            <text:p>-11,3295645469</text:p>
          </table:table-cell>
          <table:table-cell table:number-columns-repeated="3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-3.91" calcext:value-type="float">
            <text:p>-3,91</text:p>
          </table:table-cell>
          <table:table-cell table:formula="of:=[.B17]-10" office:value-type="float" office:value="-13.91" calcext:value-type="float">
            <text:p>-13,91</text:p>
          </table:table-cell>
          <table:table-cell table:formula="of:=-EXP([.A17]*[.$G$1])+1" office:value-type="float" office:value="-13.4255364411886" calcext:value-type="float">
            <text:p>-13,425536441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-6.228" calcext:value-type="float">
            <text:p>-6,228</text:p>
          </table:table-cell>
          <table:table-cell table:formula="of:=[.B18]-10" office:value-type="float" office:value="-16.228" calcext:value-type="float">
            <text:p>-16,228</text:p>
          </table:table-cell>
          <table:table-cell table:formula="of:=-EXP([.A18]*[.$G$1])+1" office:value-type="float" office:value="-15.8778143643585" calcext:value-type="float">
            <text:p>-15,8778143644</text:p>
          </table:table-cell>
          <table:table-cell table:number-columns-repeated="3"/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-10.54" calcext:value-type="float">
            <text:p>-10,54</text:p>
          </table:table-cell>
          <table:table-cell table:formula="of:=[.B19]-10" office:value-type="float" office:value="-20.54" calcext:value-type="float">
            <text:p>-20,54</text:p>
          </table:table-cell>
          <table:table-cell table:formula="of:=-EXP([.A19]*[.$G$1])+1" office:value-type="float" office:value="-18.7469687785333" calcext:value-type="float">
            <text:p>-18,7469687785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-14.216" calcext:value-type="float">
            <text:p>-14,216</text:p>
          </table:table-cell>
          <table:table-cell table:formula="of:=[.B20]-10" office:value-type="float" office:value="-24.216" calcext:value-type="float">
            <text:p>-24,216</text:p>
          </table:table-cell>
          <table:table-cell table:formula="of:=-EXP([.A20]*[.$G$1])+1" office:value-type="float" office:value="-22.1038668587222" calcext:value-type="float">
            <text:p>-22,1038668587</text:p>
          </table:table-cell>
          <table:table-cell table:number-columns-repeated="3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-18.223" calcext:value-type="float">
            <text:p>-18,223</text:p>
          </table:table-cell>
          <table:table-cell table:formula="of:=[.B21]-10" office:value-type="float" office:value="-28.223" calcext:value-type="float">
            <text:p>-28,223</text:p>
          </table:table-cell>
          <table:table-cell table:formula="of:=-EXP([.A21]*[.$G$1])+1" office:value-type="float" office:value="-26.0314228888556" calcext:value-type="float">
            <text:p>-26,0314228889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-23.76" calcext:value-type="float">
            <text:p>-23,76</text:p>
          </table:table-cell>
          <table:table-cell table:formula="of:=[.B22]-10" office:value-type="float" office:value="-33.76" calcext:value-type="float">
            <text:p>-33,76</text:p>
          </table:table-cell>
          <table:table-cell table:formula="of:=-EXP([.A22]*[.$G$1])+1" office:value-type="float" office:value="-30.6266462174618" calcext:value-type="float">
            <text:p>-30,6266462175</text:p>
          </table:table-cell>
          <table:table-cell table:number-columns-repeated="3"/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-29.176" calcext:value-type="float">
            <text:p>-29,176</text:p>
          </table:table-cell>
          <table:table-cell table:formula="of:=[.B23]-10" office:value-type="float" office:value="-39.176" calcext:value-type="float">
            <text:p>-39,176</text:p>
          </table:table-cell>
          <table:table-cell table:formula="of:=-EXP([.A23]*[.$G$1])+1" office:value-type="float" office:value="-36.0030373568263" calcext:value-type="float">
            <text:p>-36,0030373568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-35.168" calcext:value-type="float">
            <text:p>-35,168</text:p>
          </table:table-cell>
          <table:table-cell table:formula="of:=[.B24]-10" office:value-type="float" office:value="-45.168" calcext:value-type="float">
            <text:p>-45,168</text:p>
          </table:table-cell>
          <table:table-cell table:formula="of:=-EXP([.A24]*[.$G$1])+1" office:value-type="float" office:value="-42.2933914084984" calcext:value-type="float">
            <text:p>-42,2933914085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-42.1" calcext:value-type="float">
            <text:p>-42,1</text:p>
          </table:table-cell>
          <table:table-cell table:formula="of:=[.B25]-10" office:value-type="float" office:value="-52.1" calcext:value-type="float">
            <text:p>-52,1</text:p>
          </table:table-cell>
          <table:table-cell table:formula="of:=-EXP([.A25]*[.$G$1])+1" office:value-type="float" office:value="-49.6530780588386" calcext:value-type="float">
            <text:p>-49,6530780588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-50.48" calcext:value-type="float">
            <text:p>-50,48</text:p>
          </table:table-cell>
          <table:table-cell table:formula="of:=[.B26]-10" office:value-type="float" office:value="-60.48" calcext:value-type="float">
            <text:p>-60,48</text:p>
          </table:table-cell>
          <table:table-cell table:formula="of:=-EXP([.A26]*[.$G$1])+1" office:value-type="float" office:value="-58.2638791594218" calcext:value-type="float">
            <text:p>-58,2638791594</text:p>
          </table:table-cell>
          <table:table-cell table:number-columns-repeated="3"/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-58.122" calcext:value-type="float">
            <text:p>-58,122</text:p>
          </table:table-cell>
          <table:table-cell table:formula="of:=[.B27]-10" office:value-type="float" office:value="-68.122" calcext:value-type="float">
            <text:p>-68,122</text:p>
          </table:table-cell>
          <table:table-cell table:formula="of:=-EXP([.A27]*[.$G$1])+1" office:value-type="float" office:value="-68.3384786792773" calcext:value-type="float">
            <text:p>-68,3384786793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-68.57" calcext:value-type="float">
            <text:p>-68,57</text:p>
          </table:table-cell>
          <table:table-cell table:formula="of:=[.B28]-10" office:value-type="float" office:value="-78.57" calcext:value-type="float">
            <text:p>-78,57</text:p>
          </table:table-cell>
          <table:table-cell table:formula="of:=-EXP([.A28]*[.$G$1])+1" office:value-type="float" office:value="-80.1257159293164" calcext:value-type="float">
            <text:p>-80,1257159293</text:p>
          </table:table-cell>
          <table:table-cell table:number-columns-repeated="3"/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-79.219" calcext:value-type="float">
            <text:p>-79,219</text:p>
          </table:table-cell>
          <table:table-cell table:formula="of:=[.B29]-10" office:value-type="float" office:value="-89.219" calcext:value-type="float">
            <text:p>-89,219</text:p>
          </table:table-cell>
          <table:table-cell table:formula="of:=-EXP([.A29]*[.$G$1])+1" office:value-type="float" office:value="-93.9167318118717" calcext:value-type="float">
            <text:p>-93,9167318119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-88.184" calcext:value-type="float">
            <text:p>-88,184</text:p>
          </table:table-cell>
          <table:table-cell table:formula="of:=[.B30]-10" office:value-type="float" office:value="-98.184" calcext:value-type="float">
            <text:p>-98,184</text:p>
          </table:table-cell>
          <table:table-cell table:formula="of:=-EXP([.A30]*[.$G$1])+1" office:value-type="float" office:value="-110.052159905699" calcext:value-type="float">
            <text:p>-110,0521599057</text:p>
          </table:table-cell>
          <table:table-cell table:number-columns-repeated="3"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érémy </meta:initial-creator>
    <meta:creation-date>2014-01-09T15:13:18.984130752</meta:creation-date>
    <dc:date>2014-01-09T15:19:43.352844344</dc:date>
    <dc:creator>Jérémy </dc:creator>
    <meta:editing-duration>P0D</meta:editing-duration>
    <meta:editing-cycles>1</meta:editing-cycles>
    <meta:document-statistic meta:table-count="1" meta:cell-count="121" meta:object-count="1"/>
    <meta:generator>LibreOffice/4.1.3.2$Linux_X86_64 LibreOffice_project/41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3.952cm" style:legend-expansion="high" chart:style-name="ch2"/>
        <chart:plot-area chart:style-name="ch3" table:cell-range-address="Feuille1.A1:Feuille1.A30 Feuille1.C1:Feuille1.D30" svg:x="0.77cm" svg:y="0.855cm" svg:width="12.247cm" svg:height="7.545cm">
          <chartooo:coordinate-region svg:x="1.682cm" svg:y="1.055cm" svg:width="11.003cm" svg:height="7.1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1:Feuille1.C30" chart:class="chart:scatter">
            <chart:domain table:cell-range-address="Feuille1.A1:Feuille1.A30"/>
            <chart:data-point chart:repeated="30"/>
          </chart:series>
          <chart:series chart:style-name="ch7" chart:values-cell-range-address="Feuille1.D1:Feuille1.D30" chart:class="chart:scatte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Feuille1.A1:Feuille1.A30</svg:desc>
                </draw:g>
              </table:table-cell>
              <table:table-cell office:value-type="float" office:value="-0.710000000000001">
                <text:p>-0.710000000000001</text:p>
                <draw:g>
                  <svg:desc>Feuille1.C1:Feuille1.C30</svg:desc>
                </draw:g>
              </table:table-cell>
              <table:table-cell office:value-type="float" office:value="-0.169995613900914">
                <text:p>-0.169995613900914</text:p>
                <draw:g>
                  <svg:desc>Feuille1.D1:Feuille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27">
                <text:p>0.227</text:p>
              </table:table-cell>
              <table:table-cell office:value-type="float" office:value="-0.368889736547376">
                <text:p>-0.3688897365473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242000000000001">
                <text:p>0.242000000000001</text:p>
              </table:table-cell>
              <table:table-cell office:value-type="float" office:value="-0.601594987674406">
                <text:p>-0.601594987674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-0.873859110824744">
                <text:p>-0.873859110824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-0.872999999999999">
                <text:p>-0.872999999999999</text:p>
              </table:table-cell>
              <table:table-cell office:value-type="float" office:value="-1.19240694073322">
                <text:p>-1.19240694073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-0.5">
                <text:p>-0.5</text:p>
              </table:table-cell>
              <table:table-cell office:value-type="float" office:value="-1.56510650454378">
                <text:p>-1.56510650454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-2.00116335950493">
                <text:p>-2.00116335950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-0.746">
                <text:p>-0.746</text:p>
              </table:table-cell>
              <table:table-cell office:value-type="float" office:value="-2.5113479672209">
                <text:p>-2.5113479672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-1.775">
                <text:p>-1.775</text:p>
              </table:table-cell>
              <table:table-cell office:value-type="float" office:value="-3.10826172052834">
                <text:p>-3.10826172052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-2.775">
                <text:p>-2.775</text:p>
              </table:table-cell>
              <table:table-cell office:value-type="float" office:value="-3.80664819377518">
                <text:p>-3.80664819377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-3.817">
                <text:p>-3.817</text:p>
              </table:table-cell>
              <table:table-cell office:value-type="float" office:value="-4.62375730428171">
                <text:p>-4.62375730428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-4.859">
                <text:p>-4.859</text:p>
              </table:table-cell>
              <table:table-cell office:value-type="float" office:value="-5.57977137965282">
                <text:p>-5.57977137965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-5.68">
                <text:p>-5.68</text:p>
              </table:table-cell>
              <table:table-cell office:value-type="float" office:value="-6.69830365466456">
                <text:p>-6.69830365466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-7.88">
                <text:p>-7.88</text:p>
              </table:table-cell>
              <table:table-cell office:value-type="float" office:value="-8.00698151043491">
                <text:p>-8.006981510434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-9.06">
                <text:p>-9.06</text:p>
              </table:table-cell>
              <table:table-cell office:value-type="float" office:value="-9.53812886169548">
                <text:p>-9.53812886169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-11.155">
                <text:p>-11.155</text:p>
              </table:table-cell>
              <table:table-cell office:value-type="float" office:value="-11.3295645469063">
                <text:p>-11.32956454690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-13.91">
                <text:p>-13.91</text:p>
              </table:table-cell>
              <table:table-cell office:value-type="float" office:value="-13.4255364411886">
                <text:p>-13.42553644118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-16.228">
                <text:p>-16.228</text:p>
              </table:table-cell>
              <table:table-cell office:value-type="float" office:value="-15.8778143643585">
                <text:p>-15.8778143643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-20.54">
                <text:p>-20.54</text:p>
              </table:table-cell>
              <table:table-cell office:value-type="float" office:value="-18.7469687785333">
                <text:p>-18.7469687785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-24.216">
                <text:p>-24.216</text:p>
              </table:table-cell>
              <table:table-cell office:value-type="float" office:value="-22.1038668587222">
                <text:p>-22.1038668587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-28.223">
                <text:p>-28.223</text:p>
              </table:table-cell>
              <table:table-cell office:value-type="float" office:value="-26.0314228888556">
                <text:p>-26.0314228888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-33.76">
                <text:p>-33.76</text:p>
              </table:table-cell>
              <table:table-cell office:value-type="float" office:value="-30.6266462174618">
                <text:p>-30.62664621746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-39.176">
                <text:p>-39.176</text:p>
              </table:table-cell>
              <table:table-cell office:value-type="float" office:value="-36.0030373568263">
                <text:p>-36.00303735682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-45.168">
                <text:p>-45.168</text:p>
              </table:table-cell>
              <table:table-cell office:value-type="float" office:value="-42.2933914084984">
                <text:p>-42.29339140849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-52.1">
                <text:p>-52.1</text:p>
              </table:table-cell>
              <table:table-cell office:value-type="float" office:value="-49.6530780588386">
                <text:p>-49.65307805883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-60.48">
                <text:p>-60.48</text:p>
              </table:table-cell>
              <table:table-cell office:value-type="float" office:value="-58.2638791594218">
                <text:p>-58.2638791594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-68.122">
                <text:p>-68.122</text:p>
              </table:table-cell>
              <table:table-cell office:value-type="float" office:value="-68.3384786792773">
                <text:p>-68.33847867927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-78.57">
                <text:p>-78.57</text:p>
              </table:table-cell>
              <table:table-cell office:value-type="float" office:value="-80.1257159293164">
                <text:p>-80.12571592931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-89.219">
                <text:p>-89.219</text:p>
              </table:table-cell>
              <table:table-cell office:value-type="float" office:value="-93.9167318118717">
                <text:p>-93.91673181187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-98.184">
                <text:p>-98.184</text:p>
              </table:table-cell>
              <table:table-cell office:value-type="float" office:value="-110.052159905699">
                <text:p>-110.0521599056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